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fa212" officeooo:paragraph-rsid="001fa212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1fa212" officeooo:paragraph-rsid="001fa212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officeooo:rsid="001fa212" officeooo:paragraph-rsid="001fa212" style:font-size-asian="11pt" style:font-size-complex="11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12 task: </text:p>
      <text:p text:style-name="P1"/>
      <text:p text:style-name="P3">Create a simple website using bootstrap, add navigation bar, form. </text:p>
      <text:p text:style-name="P4">I would like you to create a simple website using Bootstrap. </text:p>
      <text:p text:style-name="P4">your website should contain navigation bar as well as some other content. </text:p>
      <text:p text:style-name="P4">and all the contents should be responsive. </text:p>
      <text:p text:style-name="P4">feel free to use different CSS classes and bootstrap grid. </text:p>
      <text:p text:style-name="P4">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09:24.932000000</meta:creation-date>
    <dc:date>2024-01-23T18:09:56.168000000</dc:date>
    <meta:editing-duration>PT31S</meta:editing-duration>
    <meta:editing-cycles>1</meta:editing-cycles>
    <meta:document-statistic meta:table-count="0" meta:image-count="0" meta:object-count="0" meta:page-count="1" meta:paragraph-count="7" meta:word-count="53" meta:character-count="318" meta:non-whitespace-character-count="264"/>
    <meta:generator>LibreOffice/7.6.4.1$Windows_X86_64 LibreOffice_project/e19e193f88cd6c0525a17fb7a176ed8e6a3e2aa1</meta:generator>
  </office:meta>
</office:document-meta>
</file>